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4.9271in" style:rel-column-width="709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text-underline-style="solid" style:text-underline-width="auto" style:text-underline-color="font-colo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1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P1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P18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2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2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2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P2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5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6" style:family="text">
      <style:text-properties fo:color="#000000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8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9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0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2pt" fo:language="en" fo:country="US" style:font-size-asian="12pt" style:font-size-complex="12pt"/>
    </style:style>
    <style:style style:name="T13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T14" style:family="text">
      <style:text-properties fo:color="#000000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fo:font-size="10pt" fo:language="en" fo:country="US" fo:font-style="normal" style:font-size-asian="10pt" style:font-style-asian="normal" style:font-size-complex="10pt" style:font-style-complex="normal"/>
    </style:style>
    <style:style style:name="T17" style:family="text">
      <style:text-properties fo:color="#000000" fo:font-size="10pt" fo:language="en" fo:country="US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size="10pt" fo:font-style="normal" style:font-size-asian="10pt" style:font-style-asian="normal" style:font-size-complex="10pt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/>
      <text:p text:style-name="P18">JANUARY 2019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text:span text:style-name="T10">2018-12-12</text:span></text:p>
            <text:p text:style-name="P26"><text:span text:style-name="T17">Beg. Obedience</text:span><text:span text:style-name="T17"> </text:span><text:span text:style-name="T17">$140</text:span></text:p>
            <text:p text:style-name="P24"><text:span text:style-name="T18">6 weeks</text:span><text:span text:style-name="T18"> </text:span><text:span text:style-name="T18">2018-12-13</text:span></text:p>
          </table:table-cell>
          <table:table-cell table:style-name="Table1.A1" office:value-type="string">
            <text:p text:style-name="P25"><text:span text:style-name="T11">Glendora</text:span><text:span text:style-name="T11"> </text:span><text:span text:style-name="T12">- </text:span><text:span text:style-name="T13">Pre-Registration Required! Call (999) 222-3333</text:span></text:p>
            <text:p text:style-name="P25"><text:span text:style-name="T16">6PM - 7PM</text:span><text:span text:style-name="T13"> </text:span><text:span text:style-name="T15">555 A St, 98821</text:span></text:p>
            <text:p text:style-name="P1"><text:span text:style-name="T21">No dogs at first meeting!</text:span><text:span text:style-name="T21"> </text:span>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text:span text:style-name="T10">2019-1-16</text:span></text:p>
            <text:p text:style-name="P26"><text:span text:style-name="T17">Beg. Obedience</text:span><text:span text:style-name="T17"> </text:span><text:span text:style-name="T17">$180</text:span></text:p>
            <text:p text:style-name="P24"><text:span text:style-name="T18">4 weeks</text:span><text:span text:style-name="T18"> </text:span><text:span text:style-name="T18">2019-2-13</text:span></text:p>
          </table:table-cell>
          <table:table-cell table:style-name="Table1.A1" office:value-type="string">
            <text:p text:style-name="P25"><text:span text:style-name="T11">Upland</text:span><text:span text:style-name="T11"> </text:span><text:span text:style-name="T12">- </text:span><text:span text:style-name="T13">Pre-Registration Required! Call (999) 555-3333</text:span></text:p>
            <text:p text:style-name="P25"><text:span text:style-name="T16">6PM - 7PM</text:span><text:span text:style-name="T13"> </text:span><text:span text:style-name="T15">555 A St, 98821</text:span></text:p>
            <text:p text:style-name="P1"><text:span text:style-name="T21">No dogs at first meeting!</text:span><text:span text:style-name="T21"> </text:span>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text:span text:style-name="T10">2018-12-12</text:span></text:p>
            <text:p text:style-name="P26"><text:span text:style-name="T17">Beg. Obedience</text:span><text:span text:style-name="T17"> </text:span><text:span text:style-name="T17">$140</text:span></text:p>
            <text:p text:style-name="P24"><text:span text:style-name="T18">6 weeks</text:span><text:span text:style-name="T18"> </text:span><text:span text:style-name="T18">2018-12-13</text:span></text:p>
          </table:table-cell>
          <table:table-cell table:style-name="Table1.A1" office:value-type="string">
            <text:p text:style-name="P25"><text:span text:style-name="T11">Glendora</text:span><text:span text:style-name="T11"> </text:span><text:span text:style-name="T12">- </text:span><text:span text:style-name="T13">Pre-Registration Required! Call (999) 222-3333</text:span></text:p>
            <text:p text:style-name="P25"><text:span text:style-name="T16">6PM - 7PM</text:span><text:span text:style-name="T13"> </text:span><text:span text:style-name="T15">555 A St, 98821</text:span></text:p>
            <text:p text:style-name="P1"><text:span text:style-name="T21">No dogs at first meeting!</text:span><text:span text:style-name="T21"> 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M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M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M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M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P1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T3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MT4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IVE OAK DOG OBEDIENCE</text:p>
        <text:p text:style-name="MP2">Train with Love - “Since 1982”</text:p>
        <text:p text:style-name="MP2">GROUP CLASS SCHEDULE</text:p>
        <text:p text:style-name="MP1">JANUARY 2019</text:p>
        <text:p text:style-name="MP3"/>
        <text:p text:style-name="MP3"/>
        <text:p text:style-name="MP4">Check us out on facebook: Live Oak Dog Obedience/California</text:p>
      </style:header>
      <style:footer>
        <text:p text:style-name="MP5">PLEASE PHONE AHEAD TO CONFIRM CLASS SCHEDULE. <text:s/>THIS SCHEDULE IS SUBJECT TO CHANGE. <text:s/>PRE-REGISTRATION REQUIRED FOR ALL CLASSES!</text:p>
        <text:p text:style-name="MP5"/>
        <text:p text:style-name="MP6"/>
        <text:p text:style-name="MP7"><text:span text:style-name="MT1">PRIVATE IN-HOME TRAINING - GROUP CLASSES FORMING MONTHLY - BOARDING AND DOGGIE DAY CARE!</text:span></text:p>
        <text:p text:style-name="MP7"><text:span text:style-name="MT1"/></text:p>
        <text:p text:style-name="MP8">Offering a variety of classes and services;</text:p>
        <text:p text:style-name="MP9"><text:span text:style-name="MT2">Obedience Training -</text:span><text:span text:style-name="MT3"> </text:span><text:span text:style-name="MT4">Puppy Pre-School/Socialization</text:span><text:span text:style-name="MT3">, </text:span><text:span text:style-name="MT4">Beginning and Intermediate </text:span><text:span text:style-name="MT3">Level Obedience. <text:s/></text:span><text:span text:style-name="MT4">Clicker/Tricks Class, “Fitness Paws”, (a class designed to help get you in shape while training your dog at the same time!)</text:span></text:p>
        <text:p text:style-name="MP10">American Kennel Club Certified Canine Good Citizenship Evaluator</text:p>
        <text:p text:style-name="MP11"/>
        <text:p text:style-name="MP12">Live Oak Dog Obedience - Train with Love - “Since 1982”</text:p>
        <text:p text:style-name="MP13">www.liveoakdogobedience.com</text:p>
        <text:p text:style-name="MP14">(626) 852-999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5T18:45:20.878713</meta:creation-date>
    <meta:editing-cycles>1</meta:editing-cycles>
    <meta:generator>relatorio/0.8.1</meta:generator>
    <meta:date>2018-12-25T18:45:20.878713</meta:date>
  </office:meta>
</office:document-meta>
</file>